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22pt" style:font-size-asian="22pt" style:font-size-complex="2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officeooo:paragraph-rsid="0011259d" style:font-size-asian="12pt" style:font-size-complex="12pt"/>
    </style:style>
    <style:style style:name="P7" style:family="paragraph" style:parent-style-name="Standard">
      <style:paragraph-properties fo:text-align="justify" style:justify-single-word="false"/>
      <style:text-properties fo:font-size="12pt" officeooo:paragraph-rsid="0012fe93" style:font-size-asian="12pt" style:font-size-complex="12pt"/>
    </style:style>
    <style:style style:name="P8" style:family="paragraph" style:parent-style-name="Standard">
      <style:paragraph-properties fo:text-align="justify" style:justify-single-word="false"/>
      <style:text-properties fo:font-size="12pt" officeooo:paragraph-rsid="00167d5f" style:font-size-asian="12pt" style:font-size-complex="12pt"/>
    </style:style>
    <style:style style:name="P9" style:family="paragraph" style:parent-style-name="Standard">
      <style:paragraph-properties fo:text-align="justify" style:justify-single-word="false"/>
      <style:text-properties fo:font-size="12pt" officeooo:rsid="0013701c" officeooo:paragraph-rsid="0013701c" style:font-size-asian="12pt" style:font-size-complex="1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fb34d"/>
    </style:style>
    <style:style style:name="P12" style:family="paragraph" style:parent-style-name="Standard">
      <style:paragraph-properties fo:text-align="justify" style:justify-single-word="false"/>
      <style:text-properties officeooo:paragraph-rsid="0011259d"/>
    </style:style>
    <style:style style:name="P13" style:family="paragraph" style:parent-style-name="Standard">
      <style:paragraph-properties fo:text-align="justify" style:justify-single-word="false"/>
      <style:text-properties officeooo:paragraph-rsid="0012fe93"/>
    </style:style>
    <style:style style:name="P14" style:family="paragraph" style:parent-style-name="Standard">
      <style:paragraph-properties fo:text-align="justify" style:justify-single-word="false"/>
      <style:text-properties officeooo:paragraph-rsid="00167d5f"/>
    </style:style>
    <style:style style:name="P15" style:family="paragraph" style:parent-style-name="Standard">
      <style:paragraph-properties fo:text-align="justify" style:justify-single-word="false"/>
      <style:text-properties officeooo:rsid="001daff1" officeooo:paragraph-rsid="0012fe93"/>
    </style:style>
    <style:style style:name="P16" style:family="paragraph" style:parent-style-name="Standard">
      <style:text-properties officeooo:rsid="001daff1" officeooo:paragraph-rsid="0012fe93"/>
    </style:style>
    <style:style style:name="P17" style:family="paragraph" style:parent-style-name="Standard" style:master-page-name="Standard">
      <style:paragraph-properties fo:text-align="center" style:justify-single-word="false" style:page-number="auto"/>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2pt" officeooo:rsid="001c7f63" style:font-size-asian="12pt" style:font-size-complex="12pt"/>
    </style:style>
    <style:style style:name="T5" style:family="text">
      <style:text-properties fo:font-size="12pt" officeooo:rsid="000fb34d" style:font-size-asian="12pt" style:font-size-complex="12pt"/>
    </style:style>
    <style:style style:name="T6" style:family="text">
      <style:text-properties fo:font-size="12pt" officeooo:rsid="0011259d" style:font-size-asian="12pt" style:font-size-complex="12pt"/>
    </style:style>
    <style:style style:name="T7" style:family="text">
      <style:text-properties fo:font-size="12pt" officeooo:rsid="001daff1" style:font-size-asian="12pt" style:font-size-complex="12pt"/>
    </style:style>
    <style:style style:name="T8" style:family="text">
      <style:text-properties fo:font-size="12pt" officeooo:rsid="0012fe93" style:font-size-asian="12pt" style:font-size-complex="12pt"/>
    </style:style>
    <style:style style:name="T9" style:family="text">
      <style:text-properties fo:font-size="12pt" officeooo:rsid="001ef3a1" style:font-size-asian="12pt" style:font-size-complex="12pt"/>
    </style:style>
    <style:style style:name="T10" style:family="text">
      <style:text-properties fo:font-size="12pt" officeooo:rsid="0013701c" style:font-size-asian="12pt" style:font-size-complex="12pt"/>
    </style:style>
    <style:style style:name="T11" style:family="text">
      <style:text-properties fo:font-size="12pt" officeooo:rsid="00167d5f" style:font-size-asian="12pt" style:font-size-complex="12pt"/>
    </style:style>
    <style:style style:name="T12" style:family="text">
      <style:text-properties fo:font-size="12pt" fo:font-weight="bold" style:font-size-asian="12pt" style:font-weight-asian="bold" style:font-size-complex="12pt"/>
    </style:style>
    <style:style style:name="T13" style:family="text">
      <style:text-properties fo:font-size="12pt" fo:font-weight="bold" officeooo:rsid="0011259d" style:font-size-asian="12pt" style:font-weight-asian="bold" style:font-size-complex="12pt"/>
    </style:style>
    <style:style style:name="T14" style:family="text">
      <style:text-properties fo:font-size="12pt" fo:font-weight="bold" officeooo:rsid="0012fe93" style:font-size-asian="12pt" style:font-weight-asian="bold" style:font-size-complex="12pt"/>
    </style:style>
    <style:style style:name="T15" style:family="text">
      <style:text-properties fo:font-size="12pt" fo:font-weight="bold" officeooo:rsid="00167d5f" style:font-size-asian="12pt" style:font-weight-asian="bold" style:font-size-complex="12pt"/>
    </style:style>
    <style:style style:name="T16" style:family="text">
      <style:text-properties fo:font-size="12pt" fo:font-weight="normal" officeooo:rsid="001c7f63" style:font-size-asian="12pt" style:font-weight-asian="normal" style:font-size-complex="12pt" style:font-weight-complex="normal"/>
    </style:style>
    <style:style style:name="T17" style:family="text">
      <style:text-properties fo:font-size="12pt" fo:font-weight="normal" officeooo:rsid="000622f5" style:font-size-asian="12pt" style:font-weight-asian="normal" style:font-size-complex="12pt" style:font-weight-complex="normal"/>
    </style:style>
    <style:style style:name="T18" style:family="text">
      <style:text-properties fo:font-size="12pt" fo:font-weight="normal" officeooo:rsid="0012fe93" style:font-size-asian="12pt" style:font-weight-asian="normal" style:font-size-complex="12pt" style:font-weight-complex="normal"/>
    </style:style>
    <style:style style:name="T19" style:family="text">
      <style:text-properties fo:font-size="12pt" fo:font-weight="normal" officeooo:rsid="00036b81" style:font-size-asian="12pt" style:font-weight-asian="normal" style:font-size-complex="12pt" style:font-weight-complex="normal"/>
    </style:style>
    <style:style style:name="T20" style:family="text">
      <style:text-properties fo:font-size="14pt" fo:font-style="italic" style:font-size-asian="14pt" style:font-style-asian="italic" style:font-size-complex="14pt"/>
    </style:style>
    <style:style style:name="T21" style:family="text">
      <style:text-properties fo:font-weight="normal" officeooo:rsid="001c7f63" style:font-weight-asian="normal" style:font-weight-complex="normal"/>
    </style:style>
    <style:style style:name="T22" style:family="text">
      <style:text-properties fo:font-weight="bold" style:font-weight-asian="bold"/>
    </style:style>
    <style:style style:name="T23" style:family="text">
      <style:text-properties fo:font-weight="bold" officeooo:rsid="0011259d" style:font-weight-asian="bold"/>
    </style:style>
    <style:style style:name="T24" style:family="text">
      <style:text-properties fo:font-weight="bold" style:font-weight-asian="bold" style:font-weight-complex="normal"/>
    </style:style>
    <style:style style:name="T25" style:family="text">
      <style:text-properties fo:font-weight="bold" officeooo:rsid="0011259d" style:font-weight-asian="bold"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Progressão UFBA</text:span></text:p>
      <text:p text:style-name="Standard"/>
      <text:p text:style-name="Standard"/>
      <text:p text:style-name="Standard"/>
      <text:p text:style-name="Standard"/>
      <text:p text:style-name="Standard"/>
      <text:p text:style-name="Standard"/>
      <text:p text:style-name="Standard"/>
      <text:p text:style-name="Standard"/>
      <text:p text:style-name="P2"/>
      <text:p text:style-name="P1"><text:span text:style-name="T1">Documento de Casos de Uso</text:span></text:p>
      <text:p text:style-name="P1"><text:span text:style-name="T2">Sistema de progressão dos docentes do departamento de Ciência da Computação da UFBA</text:span></text:p>
      <text:p text:style-name="P4"/>
      <text:p text:style-name="P4"/>
      <text:p text:style-name="P4"/>
      <text:p text:style-name="P4"/>
      <text:p text:style-name="P4"/>
      <text:p text:style-name="P4"/>
      <text:p text:style-name="P3"/>
      <text:p text:style-name="P4"/>
      <text:p text:style-name="P1"><text:span text:style-name="T3">Versão </text:span><text:span text:style-name="T8">2</text:span><text:span text:style-name="T3">.0</text:span></text:p>
      <text:p text:style-name="P1"><text:span text:style-name="T3">Salvador / Maio de 2015</text:span></text:p>
      <text:p text:style-name="Standard"><text:soft-page-break/><text:span text:style-name="T3">Autor: Lucas Souza</text:span></text:p>
      <text:p text:style-name="Standard"><text:span text:style-name="T3">Revisor (es): Rafael Souza</text:span></text:p>
      <text:p text:style-name="Standard"><text:span text:style-name="T3">Versão: 1.0</text:span></text:p>
      <text:p text:style-name="P3"/>
      <text:p text:style-name="Standard"><text:span text:style-name="T20">Introdução</text:span></text:p>
      <text:p text:style-name="P10"><text:span text:style-name="T3">Neste documento será detalhado todos os casos de uso dos requisitos detalhados no documento de requisitos do Sistema de Progressão dos Docentes de Ciência da Computação da UFBA, bem como suas descrições, prioridades e versões.</text:span></text:p>
      <text:p text:style-name="P3"/>
      <text:p text:style-name="P3"/>
      <text:p text:style-name="Standard"><text:span text:style-name="T20">Notação</text:span></text:p>
      <text:p text:style-name="P10"><text:span text:style-name="T12">Requisito </text:span><text:span text:style-name="T3">–</text:span><text:span text:style-name="T12"> </text:span><text:span text:style-name="T3">Requisito no qual o caso de uso vai ser especificado</text:span></text:p>
      <text:p text:style-name="P10"><text:span text:style-name="T12">CDU 1</text:span><text:span text:style-name="T3"> – Casos de Uso seguido da sua numeração</text:span></text:p>
      <text:p text:style-name="P10"><text:span text:style-name="T12">DET</text:span><text:span text:style-name="T3"> – Detalhamento do caso de uso</text:span></text:p>
      <text:p text:style-name="P10"><text:span text:style-name="T12">DEP</text:span><text:span text:style-name="T3"> – Dependências</text:span></text:p>
      <text:p text:style-name="P10"><text:span text:style-name="T12">Prioridade</text:span><text:span text:style-name="T3"> – Varia de 1 à 5, sendo 1 menos importante e 5 crítico.</text:span></text:p>
      <text:p text:style-name="P10"><text:span text:style-name="T12">Versão</text:span><text:span text:style-name="T3"> – Versão do documento na qual o caso de uso foi inserido.</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0"><text:span text:style-name="T12">Requisito:</text:span><text:span text:style-name="T3"> REQ 1</text:span></text:p>
      <text:p text:style-name="P11"><text:span text:style-name="T12">CDU 1:</text:span><text:span text:style-name="T3"> <text:s/></text:span><text:span text:style-name="T4">Cadastro.</text:span></text:p>
      <text:p text:style-name="P11"><text:span text:style-name="T12">DET:</text:span><text:span text:style-name="T3"> </text:span><text:span text:style-name="T4">O cadastro do usuário só pode ser feito por um Administrador do sistema. Na tela de cadastro será disponibilizado um formulário com os campos de CPF, e-mail, nome completo e senha, sendo todos de preenchimento obrigatório.</text:span><text:span text:style-name="T3">.</text:span></text:p>
      <text:p text:style-name="P10"><text:span text:style-name="T12">Prioridade:</text:span><text:span text:style-name="T3"> </text:span><text:span text:style-name="T5">5</text:span></text:p>
      <text:p text:style-name="P10"><text:span text:style-name="T12">DEP:</text:span><text:span text:style-name="T3"> None</text:span></text:p>
      <text:p text:style-name="P10"><text:span text:style-name="T12">Versão:</text:span><text:span text:style-name="T3"> </text:span><text:span text:style-name="T5">2</text:span><text:span text:style-name="T3">.0</text:span></text:p>
      <text:p text:style-name="P12"><text:span text:style-name="T12">Fluxo Básico: </text:span></text:p>
      <text:p text:style-name="P12"><text:span text:style-name="T16">Seleciona a opção cadastro no menu. Após aparecer o formulário, o mesmo deve ser preenchido, e caso algum campo não esteja preenchido deverá ser exibida uma mensagem para informar sobre a obrigatoriedade do campo</text:span></text:p>
      <text:p text:style-name="P12"><text:span text:style-name="T12">F</text:span><text:span text:style-name="T13">l</text:span><text:span text:style-name="T12">uxo Alternativo: </text:span></text:p>
      <text:p text:style-name="P12"><text:span text:style-name="T16">Caso não consiga abrir o formulário ou não consiga salvar as informações no banco, uma mensagem de erro tratada deve ser informada ao usuário.</text:span></text:p>
      <text:p text:style-name="P5"/>
      <text:p text:style-name="P10"><text:span text:style-name="T12">Requisito:</text:span><text:span text:style-name="T3"> REQ 1</text:span></text:p>
      <text:p text:style-name="P10"><text:span text:style-name="T12">CDU 2:</text:span><text:span text:style-name="T3"> Login de Usuário.</text:span></text:p>
      <text:p text:style-name="P11"><text:span text:style-name="T12">DET:</text:span><text:span text:style-name="T3"> </text:span><text:span text:style-name="T4">Deverá aparecer na tela principal os campos exigidos para validar o login do usuário. O sistema deve verificar quala premiação do usuário e direcionado para sua tela.</text:span></text:p>
      <text:p text:style-name="P10"><text:span text:style-name="T12">Prioridade:</text:span><text:span text:style-name="T3"> </text:span><text:span text:style-name="T5">5</text:span></text:p>
      <text:p text:style-name="P10"><text:span text:style-name="T12">DEP:</text:span><text:span text:style-name="T3"> CDU 1</text:span></text:p>
      <text:p text:style-name="P10"><text:span text:style-name="T12">Versão:</text:span><text:span text:style-name="T3"> </text:span><text:span text:style-name="T5">2</text:span><text:span text:style-name="T3">.0</text:span></text:p>
      <text:p text:style-name="P12"><text:span text:style-name="T12">Fluxo Básico: </text:span></text:p>
      <text:p text:style-name="P12"><text:soft-page-break/><text:span text:style-name="T16">Ao acessar o sistema o mesmo abre um formulário com os campos que deverão ser preenchidos para efetuar o login(CPF, senha), após o login o usuário deve ser redirecionado para sua página com os menus referentes às suas permissões.</text:span></text:p>
      <text:p text:style-name="P6"><text:span text:style-name="T22">F</text:span><text:span text:style-name="T23">l</text:span><text:span text:style-name="T22">uxo Alternativo: </text:span></text:p>
      <text:p text:style-name="P6"><text:span text:style-name="T21">Caso alguma informação esteja errada ou o banco esteja fora do ar, devera ser exibida uma mensagem de erro tratada ao usuário informando do ocorrido.</text:span></text:p>
      <text:p text:style-name="P10"><text:span text:style-name="T12"/></text:p>
      <text:p text:style-name="P10"><text:span text:style-name="T12">Requisito:</text:span><text:span text:style-name="T3"> REQ </text:span><text:span text:style-name="T6">1</text:span></text:p>
      <text:p text:style-name="P10"><text:span text:style-name="T12">CDU 3:</text:span><text:span text:style-name="T3"> </text:span><text:span text:style-name="T6">Deletar Usuário.</text:span></text:p>
      <text:p text:style-name="P12"><text:span text:style-name="T12">DET:</text:span><text:span text:style-name="T3"> </text:span><text:span text:style-name="T4">Apenas Administradores do sistema podem excluir usuários. O deverá informar qual usuário deseja deletar e confirmar em uma tela de confirmação.</text:span></text:p>
      <text:p text:style-name="P10"><text:span text:style-name="T12">Prioridade:</text:span><text:span text:style-name="T3"> 4</text:span></text:p>
      <text:p text:style-name="P10"><text:span text:style-name="T12">DEP:</text:span><text:span text:style-name="T3"> CDU </text:span><text:span text:style-name="T6">2</text:span></text:p>
      <text:p text:style-name="P10"><text:span text:style-name="T12">Versão:</text:span><text:span text:style-name="T3"> </text:span><text:span text:style-name="T6">2</text:span><text:span text:style-name="T3">.0</text:span></text:p>
      <text:p text:style-name="P10"><text:span text:style-name="T12">Fluxo Básico: </text:span></text:p>
      <text:p text:style-name="P6"><text:span text:style-name="T24">F</text:span><text:span text:style-name="T25">l</text:span><text:span text:style-name="T24">uxo Alternativo: </text:span></text:p>
      <text:p text:style-name="P6"><text:span text:style-name="T24"/></text:p>
      <text:p text:style-name="P10"><text:span text:style-name="T12">Requisito:</text:span><text:span text:style-name="T3"> REQ </text:span><text:span text:style-name="T6">1</text:span></text:p>
      <text:p text:style-name="P12"><text:span text:style-name="T12">CDU 4:</text:span><text:span text:style-name="T3"> </text:span><text:span text:style-name="T7">Update.</text:span></text:p>
      <text:p text:style-name="P13"><text:span text:style-name="T12">DET:</text:span><text:span text:style-name="T3"> </text:span><text:span text:style-name="T7">Qualquer usuário poderá editar suas informações a qualquer momento, e apenas os administradores poderão editar as informações de outros usuários, inclusive alteração de senhas.</text:span></text:p>
      <text:p text:style-name="P10"><text:span text:style-name="T12">Prioridade:</text:span><text:span text:style-name="T3"> </text:span><text:span text:style-name="T8">4</text:span></text:p>
      <text:p text:style-name="P10"><text:span text:style-name="T12">DEP:</text:span><text:span text:style-name="T3"> CDU </text:span><text:span text:style-name="T8">2</text:span></text:p>
      <text:p text:style-name="P10"><text:span text:style-name="T12">Versão:</text:span><text:span text:style-name="T3"> </text:span><text:span text:style-name="T8">2</text:span><text:span text:style-name="T3">.0</text:span></text:p>
      <text:p text:style-name="P10"><text:span text:style-name="T12">Fluxo Básico: </text:span></text:p>
      <text:p text:style-name="P7"><text:span text:style-name="T24">F</text:span><text:span text:style-name="T25">l</text:span><text:span text:style-name="T24">uxo Alternativo:</text:span></text:p>
      <text:p text:style-name="P7"><text:span text:style-name="T24"/></text:p>
      <text:p text:style-name="P13"><text:soft-page-break/><text:span text:style-name="T12">Requisito:</text:span><text:span text:style-name="T3"> REQ </text:span><text:span text:style-name="T10">2</text:span></text:p>
      <text:p text:style-name="P13"><text:span text:style-name="T12">CDU </text:span><text:span text:style-name="T14">5</text:span><text:span text:style-name="T12">:</text:span><text:span text:style-name="T3"> <text:s/></text:span><text:span text:style-name="T7">Upload XML.</text:span></text:p>
      <text:p text:style-name="P13"><text:span text:style-name="T12">DET:</text:span><text:span text:style-name="T3"> </text:span><text:span text:style-name="T7">O sistema deve permitir que o usuário submeta um arquivo no formato XML do lattes. Assim o sistema ira extrair as informações de interesse para a progressão do docente acompanhado de seus links e comprovantes válidos para a comprovação dos dados adquiridos.</text:span></text:p>
      <text:p text:style-name="P13"><text:span text:style-name="T12">Prioridade:</text:span><text:span text:style-name="T3"> </text:span><text:span text:style-name="T8">4</text:span></text:p>
      <text:p text:style-name="P13"><text:span text:style-name="T12">DEP:</text:span><text:span text:style-name="T3"> CDU </text:span><text:span text:style-name="T8">2</text:span></text:p>
      <text:p text:style-name="P13"><text:span text:style-name="T12">Versão:</text:span><text:span text:style-name="T3"> </text:span><text:span text:style-name="T8">2</text:span><text:span text:style-name="T3">.0</text:span></text:p>
      <text:p text:style-name="P13"><text:span text:style-name="T12">Fluxo Básico: </text:span></text:p>
      <text:p text:style-name="P7"><text:span text:style-name="T24">F</text:span><text:span text:style-name="T25">l</text:span><text:span text:style-name="T24">uxo Alternativo:</text:span></text:p>
      <text:p text:style-name="P9"><text:span text:style-name="T24"/></text:p>
      <text:p text:style-name="P13"><text:span text:style-name="T12">Requisito:</text:span><text:span text:style-name="T3"> REQ </text:span><text:span text:style-name="T10">3, REQ 4</text:span></text:p>
      <text:p text:style-name="P13"><text:span text:style-name="T12">CDU </text:span><text:span text:style-name="T14">6</text:span><text:span text:style-name="T12">:</text:span><text:span text:style-name="T3"> </text:span><text:span text:style-name="T7">Visualização das informações </text:span><text:span text:style-name="T8">do usuário.</text:span></text:p>
      <text:p text:style-name="P13"><text:span text:style-name="T12">DET:</text:span><text:span text:style-name="T3"> </text:span><text:span text:style-name="T7">O usuário poderá visualizar os dados que serão usados para o calculo da progressão, e essa visualização será dividida por ano(ou periodo).</text:span></text:p>
      <text:p text:style-name="P13"><text:span text:style-name="T12">Prioridade:</text:span><text:span text:style-name="T3"> </text:span><text:span text:style-name="T8">3</text:span></text:p>
      <text:p text:style-name="P13"><text:span text:style-name="T12">DEP:</text:span><text:span text:style-name="T3"> CDU </text:span><text:span text:style-name="T8">2</text:span></text:p>
      <text:p text:style-name="P13"><text:span text:style-name="T12">Versão:</text:span><text:span text:style-name="T3"> </text:span><text:span text:style-name="T8">2</text:span><text:span text:style-name="T3">.0</text:span></text:p>
      <text:p text:style-name="P13"><text:span text:style-name="T12">Fluxo Básico: </text:span></text:p>
      <text:p text:style-name="P7"><text:span text:style-name="T24">F</text:span><text:span text:style-name="T25">l</text:span><text:span text:style-name="T24">uxo Alternativo:</text:span></text:p>
      <text:p text:style-name="P7"><text:span text:style-name="T24"/></text:p>
      <text:p text:style-name="P13"><text:span text:style-name="T12">Requisito:</text:span><text:span text:style-name="T3"> REQ </text:span><text:span text:style-name="T11">7</text:span></text:p>
      <text:p text:style-name="P13"><text:span text:style-name="T12">CDU </text:span><text:span text:style-name="T14">7</text:span><text:span text:style-name="T12">:</text:span><text:span text:style-name="T3"> </text:span><text:span text:style-name="T8">Módulo de tratamento de informações externas.</text:span></text:p>
      <text:p text:style-name="P13"><text:span text:style-name="T12">DET:</text:span><text:span text:style-name="T3"> </text:span><text:span text:style-name="T7">O sistema pegará as informações do banco de dados dos sistemas externos que são portadores das informações dos docentes no período letivo, e após processar essas informações, armazenará no banco de dados do nosso sistema para aguardar os cálculos da progressão.</text:span></text:p>
      <text:p text:style-name="P13"><text:span text:style-name="T12">Prioridade:</text:span><text:span text:style-name="T3"> </text:span><text:span text:style-name="T8">4</text:span></text:p>
      <text:p text:style-name="P13"><text:soft-page-break/><text:span text:style-name="T12">DEP:</text:span><text:span text:style-name="T3"> CDU </text:span><text:span text:style-name="T8">2</text:span></text:p>
      <text:p text:style-name="P13"><text:span text:style-name="T12">Versão:</text:span><text:span text:style-name="T3"> </text:span><text:span text:style-name="T8">2</text:span><text:span text:style-name="T3">.0</text:span></text:p>
      <text:p text:style-name="P13"><text:span text:style-name="T12">Fluxo Básico: </text:span></text:p>
      <text:p text:style-name="P7"><text:span text:style-name="T24">F</text:span><text:span text:style-name="T25">l</text:span><text:span text:style-name="T24">uxo Alternativo:</text:span></text:p>
      <text:p text:style-name="P7"><text:span text:style-name="T24"/></text:p>
      <text:p text:style-name="P13"><text:span text:style-name="T12">Requisito:</text:span><text:span text:style-name="T3"> REQ </text:span><text:span text:style-name="T11">8</text:span></text:p>
      <text:p text:style-name="P13"><text:span text:style-name="T12">CDU </text:span><text:span text:style-name="T14">8</text:span><text:span text:style-name="T12">:</text:span><text:span text:style-name="T3"> </text:span><text:span text:style-name="T8">Cálculo de progressão</text:span></text:p>
      <text:p text:style-name="P13"><text:span text:style-name="T12">DET:</text:span><text:span text:style-name="T3"> </text:span><text:span text:style-name="T7">O sistema calculará a progressão do docente utilizando as informações que estão no nosso banco de dados, de acordo com os critérios estabelecidos pelos órgão responsáveis </text:span><text:span text:style-name="T3">com base na resolução 02/96 do conselho de coordenação: </text:span><text:span text:style-name="T7">links abaixo.</text:span></text:p>
      <text:p text:style-name="P16"><text:a xlink:type="simple" xlink:href="http://wiki.dcc.ufba.br/pub/DCC/AtosNormativos/Normas_progressao_funcional-v2010-vf.pdf" text:style-name="Internet_20_link" text:visited-style-name="Visited_20_Internet_20_Link">http://wiki.dcc.ufba.br/pub/DCC/AtosNormativos/Normas_progressao_funcional-v2010-vf.pdf</text:a></text:p>
      <text:p text:style-name="P15"><text:a xlink:type="simple" xlink:href="http://wiki.dcc.ufba.br/pub/DCC/AtosNormativos/resol_0608_1.pdf" text:style-name="Internet_20_link" text:visited-style-name="Visited_20_Internet_20_Link"><text:span text:style-name="T3">http://wiki.dcc.ufba.br/pub/DCC/AtosNormativos/resol_0608_1.pdf</text:span></text:a></text:p>
      <text:p text:style-name="P13"><text:span text:style-name="T12">Prioridade:</text:span><text:span text:style-name="T3"> </text:span><text:span text:style-name="T8">4</text:span></text:p>
      <text:p text:style-name="P13"><text:span text:style-name="T12">DEP:</text:span><text:span text:style-name="T3"> CDU </text:span><text:span text:style-name="T8">2</text:span></text:p>
      <text:p text:style-name="P13"><text:span text:style-name="T12">Versão:</text:span><text:span text:style-name="T3"> </text:span><text:span text:style-name="T8">2</text:span><text:span text:style-name="T3">.0</text:span></text:p>
      <text:p text:style-name="P13"><text:span text:style-name="T12">Fluxo Básico: </text:span></text:p>
      <text:p text:style-name="P7"><text:span text:style-name="T24">F</text:span><text:span text:style-name="T25">l</text:span><text:span text:style-name="T24">uxo Alternativo:</text:span></text:p>
      <text:p text:style-name="P7"><text:span text:style-name="T24"/></text:p>
      <text:p text:style-name="P13"><text:span text:style-name="T12">Requisito:</text:span><text:span text:style-name="T3"> REQ </text:span><text:span text:style-name="T11">9</text:span></text:p>
      <text:p text:style-name="P14"><text:span text:style-name="T12">CDU </text:span><text:span text:style-name="T14">9</text:span><text:span text:style-name="T12">:</text:span><text:span text:style-name="T3"> </text:span><text:span text:style-name="T17">Geração de documento do cálculo da progressão</text:span><text:span text:style-name="T18">.</text:span></text:p>
      <text:p text:style-name="P13"><text:span text:style-name="T12">DET:</text:span><text:span text:style-name="T3"> </text:span><text:span text:style-name="T7">O sistema gerar</text:span><text:span text:style-name="T8">á</text:span><text:span text:style-name="T7"> um documento descriminando </text:span><text:span text:style-name="T9">os dados usados no cálculo da progressão, mostrando seus comprovantes se necessário através de links ou arquivos.</text:span></text:p>
      <text:p text:style-name="P13"><text:span text:style-name="T12">Prioridade:</text:span><text:span text:style-name="T3"> </text:span><text:span text:style-name="T8">4</text:span></text:p>
      <text:p text:style-name="P13"><text:span text:style-name="T12">DEP:</text:span><text:span text:style-name="T3"> CDU </text:span><text:span text:style-name="T8">2</text:span></text:p>
      <text:p text:style-name="P13"><text:span text:style-name="T12">Versão:</text:span><text:span text:style-name="T3"> </text:span><text:span text:style-name="T8">2</text:span><text:span text:style-name="T3">.0</text:span></text:p>
      <text:p text:style-name="P13"><text:span text:style-name="T12">Fluxo Básico: </text:span></text:p>
      <text:p text:style-name="P7"><text:span text:style-name="T24">F</text:span><text:span text:style-name="T25">l</text:span><text:span text:style-name="T24">uxo Alternativo:</text:span></text:p>
      <text:p text:style-name="P14"><text:soft-page-break/><text:span text:style-name="T12">Requisito:</text:span><text:span text:style-name="T3"> REQ </text:span><text:span text:style-name="T11">5</text:span></text:p>
      <text:p text:style-name="P14"><text:span text:style-name="T12">CDU </text:span><text:span text:style-name="T15">10</text:span><text:span text:style-name="T12">:</text:span><text:span text:style-name="T3"> </text:span><text:span text:style-name="T19">Envio de e-mail com documento de cálculo da progressão</text:span><text:span text:style-name="T18">.</text:span></text:p>
      <text:p text:style-name="P14"><text:span text:style-name="T12">DET:</text:span><text:span text:style-name="T3"> </text:span><text:span text:style-name="T7">O sistema </text:span><text:span text:style-name="T11">enviará um e-mail após o cálculo da progressão para o e-mail cadastrado pelo docente, com o documento gerado no cálculo da progressão.</text:span></text:p>
      <text:p text:style-name="P14"><text:span text:style-name="T12">Prioridade:</text:span><text:span text:style-name="T3"> </text:span><text:span text:style-name="T8">4</text:span></text:p>
      <text:p text:style-name="P14"><text:span text:style-name="T12">DEP:</text:span><text:span text:style-name="T3"> CDU </text:span><text:span text:style-name="T8">2</text:span></text:p>
      <text:p text:style-name="P14"><text:span text:style-name="T12">Versão:</text:span><text:span text:style-name="T3"> </text:span><text:span text:style-name="T8">2</text:span><text:span text:style-name="T3">.0</text:span></text:p>
      <text:p text:style-name="P14"><text:span text:style-name="T12">Fluxo Básico: </text:span></text:p>
      <text:p text:style-name="P8"><text:span text:style-name="T24">F</text:span><text:span text:style-name="T25">l</text:span><text:span text:style-name="T24">uxo Alternat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14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meta:initial-creator>
    <meta:editing-cycles>15</meta:editing-cycles>
    <meta:creation-date>2015-04-30T21:46:00</meta:creation-date>
    <dc:date>2015-11-22T12:17:55.257000000</dc:date>
    <meta:editing-duration>PT35M41S</meta:editing-duration>
    <meta:generator>LibreOffice/4.4.4.3$Windows_x86 LibreOffice_project/2c39ebcf046445232b798108aa8a7e7d89552ea8</meta:generator>
    <meta:document-statistic meta:table-count="0" meta:image-count="0" meta:object-count="0" meta:page-count="7" meta:paragraph-count="103" meta:word-count="757" meta:character-count="4750" meta:non-whitespace-character-count="40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